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2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FarnellID</text:p>
          </table:table-cell>
          <table:table-cell table:style-name="ce1" office:value-type="string">
            <text:p>Price (UK pence)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Cost Sum</text:p>
          </table:table-cell>
          <table:table-cell table:style-name="ce5"/>
        </table:table-row>
        <table:table-row table:style-name="ro1">
          <table:table-cell table:style-name="ce2" office:value-type="string">
            <text:p>CHIPS</text:p>
          </table:table-cell>
          <table:table-cell table:style-name="ce2" table:number-columns-repeated="5"/>
          <table:table-cell table:style-name="ce6" office:value-type="string">
            <text:p>Chip Count</text:p>
          </table:table-cell>
        </table:table-row>
        <table:table-row table:style-name="ro1">
          <table:table-cell office:value-type="string">
            <text:p>SN74AHC374N Octal Register (74'374) 20DIP</text:p>
          </table:table-cell>
          <table:table-cell office:value-type="float" office:value="12">
            <text:p>12</text:p>
          </table:table-cell>
          <table:table-cell office:value-type="string">
            <text:p><text:a xlink:href="http://uk.farnell.com/texas-instruments/sn74ahc374n/logic-oct-edg-trg-d-typ-f-f-20dip/dp/1749931">1749931 </text:a> </text:p>
          </table:table-cell>
          <table:table-cell office:value-type="float" office:value="21">
            <text:p>21</text:p>
          </table:table-cell>
          <table:table-cell table:formula="of:=[.D3] * [.B3]" office:value-type="float" office:value="252">
            <text:p>252</text:p>
          </table:table-cell>
          <table:table-cell table:formula="of:=SUM([.E3:.E30])" office:value-type="float" office:value="1682">
            <text:p>1682</text:p>
          </table:table-cell>
          <table:table-cell table:formula="of:=SUM([.B3:.B10])" office:value-type="float" office:value="75">
            <text:p>75</text:p>
          </table:table-cell>
        </table:table-row>
        <table:table-row table:style-name="ro1">
          <table:table-cell office:value-type="string">
            <text:p>CD74HC283E 4 Bit Adder (74'283) 16PID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cd74hc283e/logic-4bit-binary-full-adder-16dip/dp/1750337">1750337</text:a> </text:p>
          </table:table-cell>
          <table:table-cell office:value-type="float" office:value="68">
            <text:p>68</text:p>
          </table:table-cell>
          <table:table-cell table:formula="of:=[.D4] * [.B4]"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string">
            <text:p>SN74ABT244AN Octal Tristate Buffer (74'244) 20DIP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sn74abt244an/logic-buff-dvr-tri-st-octal-20dip/dp/1739605">1739605 </text:a> </text:p>
          </table:table-cell>
          <table:table-cell office:value-type="float" office:value="29">
            <text:p>29</text:p>
          </table:table-cell>
          <table:table-cell table:formula="of:=[.D5] * [.B5]"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CD74HC4017 Decade Counter (74'4017) 16DIP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texas-instruments/cd74hc4017e/logic-decade-counter-divider-16dip/dp/1739753">1739753</text:a> </text:p>
          </table:table-cell>
          <table:table-cell office:value-type="float" office:value="33">
            <text:p>33</text:p>
          </table:table-cell>
          <table:table-cell table:formula="of:=[.D6] * [.B6]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CD4516BE 4 Bit Presettable Binary Counter (4000'4516) 16DIP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cd4516be/ic-logic-4000-counter/dp/1607655">1607655 </text:a> </text:p>
          </table:table-cell>
          <table:table-cell office:value-type="float" office:value="52">
            <text:p>52</text:p>
          </table:table-cell>
          <table:table-cell table:formula="of:=[.D7] * [.B7]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SN74AHCT08N Quad 2 Input And Gate (74'08) 14DIP</text:p>
          </table:table-cell>
          <table:table-cell office:value-type="float" office:value="15">
            <text:p>15</text:p>
          </table:table-cell>
          <table:table-cell office:value-type="string">
            <text:p><text:a xlink:href="http://uk.farnell.com/texas-instruments/sn74ahct08n/logic-quad-2in-pos-gate-14dip/dp/1749940">1749940</text:a> </text:p>
          </table:table-cell>
          <table:table-cell office:value-type="float" office:value="13">
            <text:p>13</text:p>
          </table:table-cell>
          <table:table-cell table:formula="of:=[.D8] * [.B8]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SN74AHCT04N Hex Inverter (74'04) 14DIP</text:p>
          </table:table-cell>
          <table:table-cell office:value-type="float" office:value="15">
            <text:p>15</text:p>
          </table:table-cell>
          <table:table-cell office:value-type="string">
            <text:p><text:a xlink:href="http://uk.farnell.com/texas-instruments/sn74ahct04n/ic-logic-hex-inverter-14dip/dp/1749939">1749939</text:a> </text:p>
          </table:table-cell>
          <table:table-cell office:value-type="float" office:value="11">
            <text:p>11</text:p>
          </table:table-cell>
          <table:table-cell table:formula="of:=[.D9] * [.B9]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SN74AHCT32N Quad 2 Input OR Gate (74'32) 14DIP</text:p>
          </table:table-cell>
          <table:table-cell office:value-type="float" office:value="20">
            <text:p>20</text:p>
          </table:table-cell>
          <table:table-cell office:value-type="string">
            <text:p><text:a xlink:href="http://uk.farnell.com/texas-instruments/sn74ahct32n/logic-quad-2in-pos-or-gate-14dip/dp/1749941">1749941 </text:a> </text:p>
          </table:table-cell>
          <table:table-cell office:value-type="float" office:value="11">
            <text:p>11</text:p>
          </table:table-cell>
          <table:table-cell table:formula="of:=[.D10] * [.B10]"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RIPHERALS </text:p>
          </table:table-cell>
          <table:table-cell table:style-name="ce2" table:number-columns-repeated="3"/>
          <table:table-cell table:style-name="ce4"/>
          <table:table-cell table:style-name="ce2"/>
          <table:table-cell/>
        </table:table-row>
        <table:table-row table:style-name="ro1">
          <table:table-cell office:value-type="string">
            <text:p>Power Brick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Voltage regulator STM L4940XX5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stmicroelectronics/l4940v5/ic-v-reg-ldo-5-0v-4940-to-220-3/dp/9756060">9756060</text:a> </text:p>
          </table:table-cell>
          <table:table-cell office:value-type="float" office:value="136">
            <text:p>136</text:p>
          </table:table-cell>
          <table:table-cell table:formula="of:=[.D13] * [.B13]"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Cap 22uf</text:p>
          </table:table-cell>
          <table:table-cell office:value-type="float" office:value="10">
            <text:p>10</text:p>
          </table:table-cell>
          <table:table-cell office:value-type="string">
            <text:p><text:a xlink:href="http://uk.farnell.com/multicomp/mcmr35v226m5x7/capacitor-22uf-35v/dp/1870962">1870962 </text:a> 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Cap 0.1uf</text:p>
          </table:table-cell>
          <table:table-cell office:value-type="float" office:value="5">
            <text:p>5</text:p>
          </table:table-cell>
          <table:table-cell office:value-type="string">
            <text:p><text:a xlink:href="http://uk.farnell.com/panasonic/ecqv1h104jl/capacitor-film-50v-0-1uf/dp/1744828">1744828</text:a> 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/07/2012</text:date>, <text:time>14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34M40S</meta:editing-duration>
    <meta:editing-cycles>24</meta:editing-cycles>
    <meta:generator>OpenOffice.org/3.3$Win32 OpenOffice.org_project/330m20$Build-9567</meta:generator>
    <dc:date>2012-07-23T14:27:33.99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